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default-cell-style-name="ce22"/>
        <table:table-column table:style-name="co1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 table:number-columns-repeated="2"/>
          <table:table-cell table:style-name="ce22" office:value-type="float" office:value="9800" calcext:value-type="float">
            <text:p>9800</text:p>
          </table:table-cell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table:number-columns-repeated="2"/>
          <table:table-cell table:style-name="ce17" table:formula="of:=SUM([.A3:.F3])" office:value-type="float" office:value="25000" calcext:value-type="float">
            <text:p>250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office:value-type="float" office:value="4700" calcext:value-type="float">
            <text:p>47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1267.60651629073" calcext:value-type="float">
            <text:p>1267.6065162907</text:p>
          </table:table-cell>
          <table:table-cell office:value-type="string" calcext:value-type="string">
            <text:p>Անժելա</text:p>
          </table:table-cell>
          <table:table-cell table:style-name="Default" office:value-type="float" office:value="-2000" calcext:value-type="float">
            <text:p>-2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1267.60651629073" calcext:value-type="float">
            <text:p>1267.6065162907</text:p>
          </table:table-cell>
          <table:table-cell office:value-type="string" calcext:value-type="string">
            <text:p>Արմենուհի</text:p>
          </table:table-cell>
          <table:table-cell office:value-type="float" office:value="4800" calcext:value-type="float">
            <text:p>48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1267.60651629073" calcext:value-type="float">
            <text:p>1267.6065162907</text:p>
          </table:table-cell>
          <table:table-cell office:value-type="string" calcext:value-type="string">
            <text:p>Գայանե</text:p>
          </table:table-cell>
          <table:table-cell office:value-type="float" office:value="7120" calcext:value-type="float">
            <text:p>712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1267.60651629073" calcext:value-type="float">
            <text:p>1267.6065162907</text:p>
          </table:table-cell>
          <table:table-cell office:value-type="string" calcext:value-type="string">
            <text:p>Արեգ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1267.60651629073" calcext:value-type="float">
            <text:p>1267.6065162907</text:p>
          </table:table-cell>
          <table:table-cell office:value-type="string" calcext:value-type="string">
            <text:p>Համլետ</text:p>
          </table:table-cell>
          <table:table-cell table:style-name="Default" office:value-type="float" office:value="-6350" calcext:value-type="float">
            <text:p>-635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1267.60651629073" calcext:value-type="float">
            <text:p>1267.6065162907</text:p>
          </table:table-cell>
          <table:table-cell table:style-name="ce44" office:value-type="string" calcext:value-type="string">
            <text:p>Մանե</text:p>
          </table:table-cell>
          <table:table-cell office:value-type="float" office:value="5400" calcext:value-type="float">
            <text:p>54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962.34335839599" calcext:value-type="float">
            <text:p>962.343358396</text:p>
          </table:table-cell>
          <table:table-cell table:style-name="ce44" office:value-type="string" calcext:value-type="string">
            <text:p>Նանե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Sargis</text:p>
          </table:table-cell>
          <table:table-cell table:style-name="ce17"/>
          <table:table-cell table:style-name="ce18" table:formula="of:=SUM([.A28:.F28])" office:value-type="float" office:value="1267.60651629073" calcext:value-type="float">
            <text:p>1267.6065162907</text:p>
          </table:table-cell>
          <table:table-cell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Gena</text:p>
          </table:table-cell>
          <table:table-cell table:number-columns-repeated="3"/>
          <table:table-cell table:style-name="ce18" table:formula="of:=SUM([.A28:.F28])" office:value-type="float" office:value="1267.60651629073" calcext:value-type="float">
            <text:p>1267.6065162907</text:p>
          </table:table-cell>
          <table:table-cell office:value-type="string" calcext:value-type="string">
            <text:p>Ժոզեֆ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number-columns-repeated="2"/>
          <table:table-cell table:style-name="ce18" table:formula="of:=SUM([.B28];[.C28];[.E28];[.F28])" office:value-type="float" office:value="637.34335839599" calcext:value-type="float">
            <text:p>637.343358396</text:p>
          </table:table-cell>
          <table:table-cell table:style-name="ce44" office:value-type="string" calcext:value-type="string">
            <text:p>Սարգիս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B28];[.C28];[.E28];[.F28])" office:value-type="float" office:value="637.34335839599" calcext:value-type="float">
            <text:p>637.343358396</text:p>
          </table:table-cell>
          <table:table-cell table:style-name="ce44" office:value-type="string" calcext:value-type="string">
            <text:p>Գենա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5"/>
          <table:table-cell table:formula="of:=SUM([.A28];[.C28];[.D28])" office:value-type="float" office:value="925.501253132832" calcext:value-type="float">
            <text:p>925.5012531328</text:p>
          </table:table-cell>
          <table:table-cell office:value-type="string" calcext:value-type="string">
            <text:p>Arman</text:p>
          </table:table-cell>
          <table:table-cell office:value-type="float" office:value="7250" calcext:value-type="float">
            <text:p>7250</text:p>
          </table:table-cell>
          <table:table-cell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5"/>
          <table:table-cell table:formula="of:=SUM([.A28:.F28])" office:value-type="float" office:value="1267.60651629073" calcext:value-type="float">
            <text:p>1267.6065162907</text:p>
          </table:table-cell>
          <table:table-cell office:value-type="string" calcext:value-type="string">
            <text:p>Seryoja</text:p>
          </table:table-cell>
          <table:table-cell office:value-type="float" office:value="12700" calcext:value-type="float">
            <text:p>127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267.60651629073" calcext:value-type="float">
            <text:p>1267.6065162907</text:p>
          </table:table-cell>
          <table:table-cell office:value-type="string" calcext:value-type="string">
            <text:p>Mher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267.60651629073" calcext:value-type="float">
            <text:p>1267.6065162907</text:p>
          </table:table-cell>
          <table:table-cell office:value-type="string" calcext:value-type="string">
            <text:p>Davit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];[.C28];[.D28];[.E28];[.F28])" office:value-type="float" office:value="925.501253132832" calcext:value-type="float">
            <text:p>925.5012531328</text:p>
          </table:table-cell>
          <table:table-cell table:style-name="ce44" office:value-type="string" calcext:value-type="string">
            <text:p>Taron</text:p>
          </table:table-cell>
          <table:table-cell office:value-type="float" office:value="3750" calcext:value-type="float">
            <text:p>375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267.60651629073" calcext:value-type="float">
            <text:p>1267.6065162907</text:p>
          </table:table-cell>
          <table:table-cell office:value-type="string" calcext:value-type="string">
            <text:p>Hrach</text:p>
          </table:table-cell>
          <table:table-cell office:value-type="float" office:value="8100" calcext:value-type="float">
            <text:p>8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267.60651629073" calcext:value-type="float">
            <text:p>1267.6065162907</text:p>
          </table:table-cell>
          <table:table-cell table:style-name="ce46" office:value-type="string" calcext:value-type="string">
            <text:p>Tina</text:p>
          </table:table-cell>
          <table:table-cell table:style-name="Default" office:value-type="float" office:value="-170" calcext:value-type="float">
            <text:p>-17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style-name="Default" office:value-type="float" office:value="-270" calcext:value-type="float">
            <text:p>-27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267.60651629073" calcext:value-type="float">
            <text:p>1267.6065162907</text:p>
          </table:table-cell>
          <table:table-cell office:value-type="string" calcext:value-type="string">
            <text:p>Vahe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267.60651629073" calcext:value-type="float">
            <text:p>1267.6065162907</text:p>
          </table:table-cell>
          <table:table-cell office:value-type="string" calcext:value-type="string">
            <text:p>Tatev</text:p>
          </table:table-cell>
          <table:table-cell office:value-type="float" office:value="6850" calcext:value-type="float">
            <text:p>6850</text:p>
          </table:table-cell>
          <table:table-cell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office:value-type="float" office:value="3100" calcext:value-type="float">
            <text:p>3100</text:p>
          </table:table-cell>
          <table:table-cell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5" office:value-type="float" office:value="0" calcext:value-type="float">
            <text:p>0</text:p>
          </table:table-cell>
          <table:table-cell table:style-name="ce17" table:formula="of:=[.F3]/18" office:value-type="float" office:value="0" calcext:value-type="float">
            <text:p>0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ce17" table:formula="of:=SUM([.H3:.H28])" office:value-type="float" office:value="25000" calcext:value-type="float">
            <text:p>25000</text:p>
          </table:table-cell>
          <table:table-cell table:style-name="Default" table:number-columns-repeated="2"/>
          <table:table-cell table:style-name="ce51" office:value-type="float" office:value="17100" calcext:value-type="float">
            <text:p>17100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6:00:47.124908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13T16:03:48.962325964</dc:date>
    <meta:editing-duration>P3DT13H50M39S</meta:editing-duration>
    <meta:editing-cycles>1594</meta:editing-cycles>
    <meta:generator>LibreOffice/4.2.8.2$Linux_X86_64 LibreOffice_project/420m0$Build-2</meta:generator>
    <meta:document-statistic meta:table-count="11" meta:cell-count="3824" meta:object-count="0"/>
  </office:meta>
</office:document-meta>
</file>